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385cm" fo:margin-top="0cm" fo:margin-bottom="0cm" table:align="center" style:writing-mode="lr-tb"/>
    </style:style>
    <style:style style:name="표1.A" style:family="table-column">
      <style:table-column-properties style:column-width="3.808cm"/>
    </style:style>
    <style:style style:name="표1.B" style:family="table-column">
      <style:table-column-properties style:column-width="4.972cm"/>
    </style:style>
    <style:style style:name="표1.C" style:family="table-column">
      <style:table-column-properties style:column-width="3.995cm"/>
    </style:style>
    <style:style style:name="표1.D" style:family="table-column">
      <style:table-column-properties style:column-width="4.609cm"/>
    </style:style>
    <style:style style:name="표1.1" style:family="table-row">
      <style:table-row-properties style:min-row-height="0.801cm" style:keep-together="true" fo:keep-together="auto"/>
    </style:style>
    <style:style style:name="표1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.B1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.D1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2" style:family="table">
      <style:table-properties style:width="17.277cm" fo:margin-top="0cm" fo:margin-bottom="0cm" table:align="center" style:writing-mode="lr-tb"/>
    </style:style>
    <style:style style:name="표2.A" style:family="table-column">
      <style:table-column-properties style:column-width="3.729cm"/>
    </style:style>
    <style:style style:name="표2.B" style:family="table-column">
      <style:table-column-properties style:column-width="2.725cm"/>
    </style:style>
    <style:style style:name="표2.C" style:family="table-column">
      <style:table-column-properties style:column-width="3.491cm"/>
    </style:style>
    <style:style style:name="표2.D" style:family="table-column">
      <style:table-column-properties style:column-width="2.796cm"/>
    </style:style>
    <style:style style:name="표2.E" style:family="table-column">
      <style:table-column-properties style:column-width="4.537cm"/>
    </style:style>
    <style:style style:name="표2.1" style:family="table-row">
      <style:table-row-properties style:min-row-height="0.885cm" style:keep-together="true" fo:keep-together="auto"/>
    </style:style>
    <style:style style:name="표2.A1" style:family="table-cell">
      <style:table-cell-properties fo:padding-left="0.191cm" fo:padding-right="0.191cm" fo:padding-top="0cm" fo:padding-bottom="0cm" fo:border="0.018cm solid #577bef"/>
    </style:style>
    <style:style style:name="표2.B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2.C1" style:family="table-cell">
      <style:table-cell-properties style:vertical-align="middle" fo:padding-left="0.191cm" fo:padding-right="0.191cm" fo:padding-top="0cm" fo:padding-bottom="0cm" fo:border="0.018cm solid #577bef"/>
    </style:style>
    <style:style style:name="표2.2" style:family="table-row">
      <style:table-row-properties style:min-row-height="1.127cm" style:keep-together="true" fo:keep-together="auto"/>
    </style:style>
    <style:style style:name="표2.3" style:family="table-row">
      <style:table-row-properties style:min-row-height="0.73cm" style:keep-together="true" fo:keep-together="auto"/>
    </style:style>
    <style:style style:name="표3" style:family="table">
      <style:table-properties style:width="17.224cm" fo:margin-top="0cm" fo:margin-bottom="0cm" table:align="center" style:writing-mode="lr-tb"/>
    </style:style>
    <style:style style:name="표3.A" style:family="table-column">
      <style:table-column-properties style:column-width="2.408cm"/>
    </style:style>
    <style:style style:name="표3.B" style:family="table-column">
      <style:table-column-properties style:column-width="2.829cm"/>
    </style:style>
    <style:style style:name="표3.C" style:family="table-column">
      <style:table-column-properties style:column-width="2.223cm"/>
    </style:style>
    <style:style style:name="표3.D" style:family="table-column">
      <style:table-column-properties style:column-width="2.529cm"/>
    </style:style>
    <style:style style:name="표3.E" style:family="table-column">
      <style:table-column-properties style:column-width="2.752cm"/>
    </style:style>
    <style:style style:name="표3.F" style:family="table-column">
      <style:table-column-properties style:column-width="4.484cm"/>
    </style:style>
    <style:style style:name="표3.1" style:family="table-row">
      <style:table-row-properties style:min-row-height="1.005cm" style:keep-together="true" fo:keep-together="auto"/>
    </style:style>
    <style:style style:name="표3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3.B1" style:family="table-cell">
      <style:table-cell-properties style:vertical-align="middle" fo:padding-left="0.191cm" fo:padding-right="0.191cm" fo:padding-top="0cm" fo:padding-bottom="0cm" fo:border="0.018cm solid #577bef"/>
    </style:style>
    <style:style style:name="표4" style:family="table">
      <style:table-properties style:width="17.224cm" fo:margin-top="0cm" fo:margin-bottom="0cm" table:align="center" style:writing-mode="lr-tb"/>
    </style:style>
    <style:style style:name="표4.A" style:family="table-column">
      <style:table-column-properties style:column-width="3.702cm"/>
    </style:style>
    <style:style style:name="표4.B" style:family="table-column">
      <style:table-column-properties style:column-width="8.599cm"/>
    </style:style>
    <style:style style:name="표4.C" style:family="table-column">
      <style:table-column-properties style:column-width="2.512cm"/>
    </style:style>
    <style:style style:name="표4.D" style:family="table-column">
      <style:table-column-properties style:column-width="2.411cm"/>
    </style:style>
    <style:style style:name="표4.1" style:family="table-row">
      <style:table-row-properties style:min-row-height="0.801cm" style:keep-together="true" fo:keep-together="auto"/>
    </style:style>
    <style:style style:name="표4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4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5" style:family="table">
      <style:table-properties style:width="17.224cm" fo:margin-top="0cm" fo:margin-bottom="0cm" table:align="center" style:writing-mode="lr-tb"/>
    </style:style>
    <style:style style:name="표5.A" style:family="table-column">
      <style:table-column-properties style:column-width="3.731cm"/>
    </style:style>
    <style:style style:name="표5.B" style:family="table-column">
      <style:table-column-properties style:column-width="8.624cm"/>
    </style:style>
    <style:style style:name="표5.C" style:family="table-column">
      <style:table-column-properties style:column-width="4.87cm"/>
    </style:style>
    <style:style style:name="표5.1" style:family="table-row">
      <style:table-row-properties style:min-row-height="0.796cm" style:keep-together="true" fo:keep-together="auto"/>
    </style:style>
    <style:style style:name="표5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5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6" style:family="table">
      <style:table-properties style:width="17.251cm" fo:margin-top="0cm" fo:margin-bottom="0cm" table:align="center" style:writing-mode="lr-tb"/>
    </style:style>
    <style:style style:name="표6.A" style:family="table-column">
      <style:table-column-properties style:column-width="3.741cm"/>
    </style:style>
    <style:style style:name="표6.B" style:family="table-column">
      <style:table-column-properties style:column-width="3.981cm"/>
    </style:style>
    <style:style style:name="표6.C" style:family="table-column">
      <style:table-column-properties style:column-width="3.306cm"/>
    </style:style>
    <style:style style:name="표6.D" style:family="table-column">
      <style:table-column-properties style:column-width="6.223cm"/>
    </style:style>
    <style:style style:name="표6.1" style:family="table-row">
      <style:table-row-properties style:min-row-height="0.799cm" style:keep-together="true" fo:keep-together="auto"/>
    </style:style>
    <style:style style:name="표6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6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7" style:family="table">
      <style:table-properties style:width="17.224cm" fo:margin-top="0cm" fo:margin-bottom="0cm" table:align="center" style:writing-mode="lr-tb"/>
    </style:style>
    <style:style style:name="표7.A" style:family="table-column">
      <style:table-column-properties style:column-width="2.741cm"/>
    </style:style>
    <style:style style:name="표7.B" style:family="table-column">
      <style:table-column-properties style:column-width="4.247cm"/>
    </style:style>
    <style:style style:name="표7.C" style:family="table-column">
      <style:table-column-properties style:column-width="7.25cm"/>
    </style:style>
    <style:style style:name="표7.D" style:family="table-column">
      <style:table-column-properties style:column-width="2.986cm"/>
    </style:style>
    <style:style style:name="표7.1" style:family="table-row">
      <style:table-row-properties style:min-row-height="0.799cm" style:keep-together="true" fo:keep-together="auto"/>
    </style:style>
    <style:style style:name="표7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7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7.3" style:family="table-row">
      <style:table-row-properties style:min-row-height="0.767cm" style:keep-together="true" fo:keep-together="auto"/>
    </style:style>
    <style:style style:name="표8" style:family="table">
      <style:table-properties style:width="18.244cm" fo:margin-top="0cm" fo:margin-bottom="0cm" table:align="center" style:writing-mode="lr-tb"/>
    </style:style>
    <style:style style:name="표8.A" style:family="table-column">
      <style:table-column-properties style:column-width="18.244cm"/>
    </style:style>
    <style:style style:name="표8.1" style:family="table-row">
      <style:table-row-properties style:min-row-height="0.935cm" style:keep-together="true" fo:keep-together="auto"/>
    </style:style>
    <style:style style:name="표8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8.2" style:family="table-row">
      <style:table-row-properties style:min-row-height="6.8cm" style:keep-together="true" fo:keep-together="auto"/>
    </style:style>
    <style:style style:name="표8.A2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8.3" style:family="table-row">
      <style:table-row-properties style:min-row-height="1cm" style:keep-together="true" fo:keep-together="auto"/>
    </style:style>
    <style:style style:name="표10" style:family="table">
      <style:table-properties style:width="18.468cm" fo:margin-left="-0.191cm" fo:margin-top="0cm" fo:margin-bottom="0cm" table:align="left" style:writing-mode="lr-tb"/>
    </style:style>
    <style:style style:name="표10.A" style:family="table-column">
      <style:table-column-properties style:column-width="2.644cm"/>
    </style:style>
    <style:style style:name="표10.B" style:family="table-column">
      <style:table-column-properties style:column-width="15.824cm"/>
    </style:style>
    <style:style style:name="표10.1" style:family="table-row">
      <style:table-row-properties style:min-row-height="1.062cm" style:keep-together="true" fo:keep-together="auto"/>
    </style:style>
    <style:style style:name="표10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0.2" style:family="table-row">
      <style:table-row-properties style:min-row-height="1.226cm" style:keep-together="true" fo:keep-together="auto"/>
    </style:style>
    <style:style style:name="표10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0.3" style:family="table-row">
      <style:table-row-properties style:min-row-height="1.245cm" style:keep-together="true" fo:keep-together="auto"/>
    </style:style>
    <style:style style:name="표10.4" style:family="table-row">
      <style:table-row-properties style:min-row-height="2.713cm" style:keep-together="true" fo:keep-together="auto"/>
    </style:style>
    <style:style style:name="표10.5" style:family="table-row">
      <style:table-row-properties style:min-row-height="5.255cm" style:keep-together="true" fo:keep-together="auto"/>
    </style:style>
    <style:style style:name="표10.6" style:family="table-row">
      <style:table-row-properties style:min-row-height="5.228cm" style:keep-together="true" fo:keep-together="auto"/>
    </style:style>
    <style:style style:name="표10.7" style:family="table-row">
      <style:table-row-properties style:min-row-height="3.801cm" style:keep-together="true" fo:keep-together="auto"/>
    </style:style>
    <style:style style:name="표10.8" style:family="table-row">
      <style:table-row-properties style:min-row-height="4.724cm" style:keep-together="true" fo:keep-together="auto"/>
    </style:style>
    <style:style style:name="표9" style:family="table">
      <style:table-properties style:width="15.423cm" fo:margin-left="0cm" fo:margin-top="0cm" fo:margin-bottom="0cm" table:align="left" style:writing-mode="lr-tb"/>
    </style:style>
    <style:style style:name="표9.A" style:family="table-column">
      <style:table-column-properties style:column-width="4.884cm"/>
    </style:style>
    <style:style style:name="표9.B" style:family="table-column">
      <style:table-column-properties style:column-width="10.539cm"/>
    </style:style>
    <style:style style:name="표9.1" style:family="table-row">
      <style:table-row-properties style:keep-together="true" fo:keep-together="auto"/>
    </style:style>
    <style:style style:name="표9.A1" style:family="table-cell">
      <style:table-cell-properties fo:padding-left="0.191cm" fo:padding-right="0.191cm" fo:padding-top="0cm" fo:padding-bottom="0cm" fo:border="0.018cm solid #d9d9d9"/>
    </style:style>
    <style:style style:name="표11" style:family="table">
      <style:table-properties style:width="17.993cm" fo:margin-top="0cm" fo:margin-bottom="0cm" table:align="center" style:writing-mode="lr-tb"/>
    </style:style>
    <style:style style:name="표11.A" style:family="table-column">
      <style:table-column-properties style:column-width="17.993cm"/>
    </style:style>
    <style:style style:name="표11.1" style:family="table-row">
      <style:table-row-properties style:min-row-height="0.185cm" style:keep-together="true" fo:keep-together="auto"/>
    </style:style>
    <style:style style:name="표11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1.2" style:family="table-row">
      <style:table-row-properties style:min-row-height="5.223cm" style:keep-together="true" fo:keep-together="auto"/>
    </style:style>
    <style:style style:name="표11.A2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11.3" style:family="table-row">
      <style:table-row-properties style:min-row-height="1.385cm" style:keep-together="true" fo:keep-together="auto"/>
    </style:style>
    <style:style style:name="표11.4" style:family="table-row">
      <style:table-row-properties style:min-row-height="0.026cm" style:keep-together="true" fo:keep-together="auto"/>
    </style:style>
    <style:style style:name="표11.5" style:family="table-row">
      <style:table-row-properties style:min-row-height="5.893cm" style:keep-together="true" fo:keep-together="auto"/>
    </style:style>
    <style:style style:name="표11.A5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1.6" style:family="table-row">
      <style:table-row-properties style:min-row-height="0.069cm" style:keep-together="true" fo:keep-together="auto"/>
    </style:style>
    <style:style style:name="표11.8" style:family="table-row">
      <style:table-row-properties style:min-row-height="5.95cm" style:keep-together="true" fo:keep-together="auto"/>
    </style:style>
    <style:style style:name="표13" style:family="table">
      <style:table-properties style:width="18.468cm" fo:margin-left="-0.191cm" fo:margin-top="0cm" fo:margin-bottom="0cm" table:align="left" style:writing-mode="lr-tb"/>
    </style:style>
    <style:style style:name="표13.A" style:family="table-column">
      <style:table-column-properties style:column-width="2.644cm"/>
    </style:style>
    <style:style style:name="표13.B" style:family="table-column">
      <style:table-column-properties style:column-width="15.824cm"/>
    </style:style>
    <style:style style:name="표13.1" style:family="table-row">
      <style:table-row-properties style:min-row-height="1.062cm" style:keep-together="true" fo:keep-together="auto"/>
    </style:style>
    <style:style style:name="표13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3.2" style:family="table-row">
      <style:table-row-properties style:min-row-height="1.226cm" style:keep-together="true" fo:keep-together="auto"/>
    </style:style>
    <style:style style:name="표13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3.3" style:family="table-row">
      <style:table-row-properties style:min-row-height="1.245cm" style:keep-together="true" fo:keep-together="auto"/>
    </style:style>
    <style:style style:name="표13.4" style:family="table-row">
      <style:table-row-properties style:min-row-height="2.713cm" style:keep-together="true" fo:keep-together="auto"/>
    </style:style>
    <style:style style:name="표13.5" style:family="table-row">
      <style:table-row-properties style:min-row-height="5.255cm" style:keep-together="true" fo:keep-together="auto"/>
    </style:style>
    <style:style style:name="표13.6" style:family="table-row">
      <style:table-row-properties style:min-row-height="5.228cm" style:keep-together="true" fo:keep-together="auto"/>
    </style:style>
    <style:style style:name="표13.7" style:family="table-row">
      <style:table-row-properties style:min-row-height="3.801cm" style:keep-together="true" fo:keep-together="auto"/>
    </style:style>
    <style:style style:name="표13.8" style:family="table-row">
      <style:table-row-properties style:min-row-height="4.724cm" style:keep-together="true" fo:keep-together="auto"/>
    </style:style>
    <style:style style:name="표12" style:family="table">
      <style:table-properties style:width="15.423cm" fo:margin-left="0cm" fo:margin-top="0cm" fo:margin-bottom="0cm" table:align="left" style:writing-mode="lr-tb"/>
    </style:style>
    <style:style style:name="표12.A" style:family="table-column">
      <style:table-column-properties style:column-width="4.884cm"/>
    </style:style>
    <style:style style:name="표12.B" style:family="table-column">
      <style:table-column-properties style:column-width="10.539cm"/>
    </style:style>
    <style:style style:name="표12.1" style:family="table-row">
      <style:table-row-properties style:keep-together="true" fo:keep-together="auto"/>
    </style:style>
    <style:style style:name="표12.A1" style:family="table-cell">
      <style:table-cell-properties fo:padding-left="0.191cm" fo:padding-right="0.191cm" fo:padding-top="0cm" fo:padding-bottom="0cm" fo:border="0.018cm solid #d9d9d9"/>
    </style:style>
    <style:style style:name="표14" style:family="table">
      <style:table-properties style:width="17.993cm" fo:margin-top="0cm" fo:margin-bottom="0cm" table:align="center" style:writing-mode="lr-tb"/>
    </style:style>
    <style:style style:name="표14.A" style:family="table-column">
      <style:table-column-properties style:column-width="17.993cm"/>
    </style:style>
    <style:style style:name="표14.1" style:family="table-row">
      <style:table-row-properties style:min-row-height="0.185cm" style:keep-together="true" fo:keep-together="auto"/>
    </style:style>
    <style:style style:name="표14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4.2" style:family="table-row">
      <style:table-row-properties style:min-row-height="5.223cm" style:keep-together="true" fo:keep-together="auto"/>
    </style:style>
    <style:style style:name="표14.A2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14.3" style:family="table-row">
      <style:table-row-properties style:min-row-height="1.385cm" style:keep-together="true" fo:keep-together="auto"/>
    </style:style>
    <style:style style:name="표14.4" style:family="table-row">
      <style:table-row-properties style:min-row-height="0.026cm" style:keep-together="true" fo:keep-together="auto"/>
    </style:style>
    <style:style style:name="표14.5" style:family="table-row">
      <style:table-row-properties style:min-row-height="5.893cm" style:keep-together="true" fo:keep-together="auto"/>
    </style:style>
    <style:style style:name="표14.A5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4.6" style:family="table-row">
      <style:table-row-properties style:min-row-height="0.069cm" style:keep-together="true" fo:keep-together="auto"/>
    </style:style>
    <style:style style:name="표14.8" style:family="table-row">
      <style:table-row-properties style:min-row-height="5.95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orphans="2" fo:widows="2"/>
      <style:text-properties fo:color="#1c129e" fo:font-size="1pt" fo:font-weight="bold" style:font-size-asian="1pt" style:font-weight-asian="bold" style:font-size-complex="1pt"/>
    </style:style>
    <style:style style:name="P7" style:family="paragraph" style:parent-style-name="Standard">
      <style:paragraph-properties fo:text-align="start" style:justify-single-word="false" fo:orphans="2" fo:widows="2"/>
      <style:text-properties fo:color="#000000" style:font-name-complex="굴림1"/>
    </style:style>
    <style:style style:name="P8" style:family="paragraph" style:parent-style-name="Standard">
      <style:paragraph-properties fo:line-height="115%"/>
      <style:text-properties fo:font-size="1pt" style:font-size-asian="1pt" style:font-size-complex="1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padding="0cm" fo:border="none"/>
    </style:style>
    <style:style style:name="P11" style:family="paragraph" style:parent-style-name="Standard">
      <style:paragraph-properties fo:padding="0cm" fo:border="none"/>
      <style:text-properties fo:color="#000000" fo:font-size="5pt" style:font-size-asian="5pt" style:font-size-complex="5pt"/>
    </style:style>
    <style:style style:name="P12" style:family="paragraph" style:parent-style-name="Standard">
      <style:paragraph-properties fo:padding="0cm" fo:border="none"/>
      <style:text-properties fo:font-size="11pt" style:font-size-asian="11pt" style:font-size-complex="11pt"/>
    </style:style>
    <style:style style:name="P13" style:family="paragraph" style:parent-style-name="Standard">
      <style:paragraph-properties fo:padding="0cm" fo:border="none"/>
      <style:text-properties fo:font-weight="bold" style:font-weight-asian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color="#577bef" fo:font-size="18pt" fo:font-weight="bold" style:font-size-asian="18pt" style:font-weight-asian="bold" style:font-size-complex="18pt"/>
    </style:style>
    <style:style style:name="P15" style:family="paragraph" style:parent-style-name="Standard">
      <style:text-properties fo:color="#ffffff" fo:font-weight="bold" style:font-weight-asian="bold"/>
    </style:style>
    <style:style style:name="P16" style:family="paragraph" style:parent-style-name="Standard">
      <style:paragraph-properties fo:text-align="center" style:justify-single-word="false"/>
      <style:text-properties fo:color="#ffffff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color="#000000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line-height="115%"/>
      <style:text-properties fo:font-weight="bold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577bef" fo:font-size="18pt" fo:font-weight="bold" style:font-size-asian="18pt" style:font-weight-asian="bold" style:font-size-complex="18pt"/>
    </style:style>
    <style:style style:name="P21" style:family="paragraph" style:parent-style-name="Standard">
      <style:paragraph-properties fo:text-align="center" style:justify-single-word="false" fo:orphans="2" fo:widows="2"/>
      <style:text-properties fo:color="#577bef" fo:font-size="18pt" fo:font-weight="bold" style:font-size-asian="18pt" style:font-weight-asian="bold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P23" style:family="paragraph" style:parent-style-name="Standard">
      <style:paragraph-properties fo:text-align="center" style:justify-single-word="false"/>
      <style:text-properties style:language-asian="ko" style:country-asian="KR"/>
    </style:style>
    <style:style style:name="P24" style:family="paragraph" style:parent-style-name="Standard">
      <style:paragraph-properties fo:padding="0cm" fo:border="none"/>
      <style:text-properties fo:color="#000000" fo:font-weight="bold" style:font-weight-asian="bold"/>
    </style:style>
    <style:style style:name="P25" style:family="paragraph" style:parent-style-name="Standard">
      <style:paragraph-properties fo:margin-left="0.353cm" fo:margin-right="0cm" fo:text-align="center" style:justify-single-word="false" fo:text-indent="0cm" style:auto-text-indent="false"/>
      <style:text-properties style:language-asian="ko" style:country-asian="KR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style:language-asian="ko" style:country-asian="K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입 <text:s/>사 <text:s/>지 <text:s/>원 <text:s/>서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16">응시부문</text:p>
          </table:table-cell>
          <table:table-cell table:style-name="표1.B1" office:value-type="string">
            <text:p text:style-name="P1">Java <text:span text:style-name="T3">개발자</text:span></text:p>
          </table:table-cell>
          <table:table-cell table:style-name="표1.A1" office:value-type="string">
            <text:p text:style-name="P16">입사구분</text:p>
          </table:table-cell>
          <table:table-cell table:style-name="표1.D1" office:value-type="string">
            <text:p text:style-name="P1">신입</text:p>
          </table:table-cell>
        </table:table-row>
        <table:table-row table:style-name="표1.1">
          <table:table-cell table:style-name="표1.A1" office:value-type="string">
            <text:p text:style-name="P16">포트폴리오 URL</text:p>
          </table:table-cell>
          <table:table-cell table:style-name="표1.B1" table:number-columns-spanned="3" office:value-type="string">
            <text:p text:style-name="P1">없으면 해당 줄 삭제</text:p>
          </table:table-cell>
          <table:covered-table-cell/>
          <table:covered-table-cell/>
        </table:table-row>
      </table:table>
      <text:p text:style-name="P11"/>
      <text:p text:style-name="P24">▣ 인적사항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table:number-rows-spanned="3" office:value-type="string">
            <text:p text:style-name="P2"/>
          </table:table-cell>
          <table:table-cell table:style-name="표2.B1" office:value-type="string">
            <text:p text:style-name="P16">이름</text:p>
          </table:table-cell>
          <table:table-cell table:style-name="표2.C1" office:value-type="string">
            <text:p text:style-name="P23">임성혁</text:p>
          </table:table-cell>
          <table:table-cell table:style-name="표2.B1" office:value-type="string">
            <text:p text:style-name="P16">성별/생년월일</text:p>
          </table:table-cell>
          <table:table-cell table:style-name="표2.C1" office:value-type="string">
            <text:p text:style-name="P1"><text:span text:style-name="T3">남</text:span> / 1995.5.16</text:p>
          </table:table-cell>
        </table:table-row>
        <table:table-row table:style-name="표2.2">
          <table:covered-table-cell/>
          <table:table-cell table:style-name="표2.B1" office:value-type="string">
            <text:p text:style-name="P16">연락처</text:p>
          </table:table-cell>
          <table:table-cell table:style-name="표2.C1" office:value-type="string">
            <text:p text:style-name="P1">010-2770-6055</text:p>
          </table:table-cell>
          <table:table-cell table:style-name="표2.B1" office:value-type="string">
            <text:p text:style-name="P16">E-mail</text:p>
          </table:table-cell>
          <table:table-cell table:style-name="표2.C1" office:value-type="string">
            <text:p text:style-name="P23">limbit@naver.com</text:p>
          </table:table-cell>
        </table:table-row>
        <table:table-row table:style-name="표2.3">
          <table:covered-table-cell/>
          <table:table-cell table:style-name="표2.B1" office:value-type="string">
            <text:p text:style-name="P16">주소</text:p>
          </table:table-cell>
          <table:table-cell table:style-name="표2.C1" table:number-columns-spanned="3" office:value-type="string">
            <text:p text:style-name="P25">서울시 은평구 신사동 140-1</text:p>
          </table:table-cell>
          <table:covered-table-cell/>
          <table:covered-table-cell/>
        </table:table-row>
      </table:table>
      <text:p text:style-name="P11"/>
      <text:p text:style-name="P24">▣ 병역사항</text:p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column table:style-name="표3.F"/>
        <table:table-row table:style-name="표3.1">
          <table:table-cell table:style-name="표3.A1" office:value-type="string">
            <text:p text:style-name="P16">병역구분</text:p>
          </table:table-cell>
          <table:table-cell table:style-name="표3.B1" office:value-type="string">
            <text:p text:style-name="P17">군필</text:p>
          </table:table-cell>
          <table:table-cell table:style-name="표3.A1" office:value-type="string">
            <text:p text:style-name="P16">군별</text:p>
          </table:table-cell>
          <table:table-cell table:style-name="표3.B1" office:value-type="string">
            <text:p text:style-name="P17">육군</text:p>
          </table:table-cell>
          <table:table-cell table:style-name="표3.A1" office:value-type="string">
            <text:p text:style-name="P16">복무기간</text:p>
          </table:table-cell>
          <table:table-cell table:style-name="표3.B1" office:value-type="string">
            <text:p text:style-name="P1">2016.12.13~2018.9.12</text:p>
          </table:table-cell>
        </table:table-row>
      </table:table>
      <text:p text:style-name="P11"/>
      <text:p text:style-name="P24">▣ 학력사항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row table:style-name="표4.1">
          <table:table-cell table:style-name="표4.A1" office:value-type="string">
            <text:p text:style-name="P16">재학기간</text:p>
          </table:table-cell>
          <table:table-cell table:style-name="표4.A1" office:value-type="string">
            <text:p text:style-name="P16">학교명 및 전공</text:p>
          </table:table-cell>
          <table:table-cell table:style-name="표4.A1" office:value-type="string">
            <text:p text:style-name="P16">구분</text:p>
          </table:table-cell>
          <table:table-cell table:style-name="표4.A1" office:value-type="string">
            <text:p text:style-name="P16">졸업여부</text:p>
          </table:table-cell>
        </table:table-row>
        <table:table-row table:style-name="표4.1">
          <table:table-cell table:style-name="표4.A2" office:value-type="string">
            <text:p text:style-name="P1">0000.00 ~ 0000.00</text:p>
          </table:table-cell>
          <table:table-cell table:style-name="표4.A2" office:value-type="string">
            <text:p text:style-name="P23">서울디지털대학교 문예창작학과</text:p>
          </table:table-cell>
          <table:table-cell table:style-name="표4.A2" office:value-type="string">
            <text:p text:style-name="P1">4년제</text:p>
          </table:table-cell>
          <table:table-cell table:style-name="표4.A2" office:value-type="string">
            <text:p text:style-name="P23">졸업</text:p>
          </table:table-cell>
        </table:table-row>
        <table:table-row table:style-name="표4.1">
          <table:table-cell table:style-name="표4.A2" office:value-type="string">
            <text:p text:style-name="P1">0000.00 ~ 0000.00</text:p>
          </table:table-cell>
          <table:table-cell table:style-name="표4.A2" office:value-type="string">
            <text:p text:style-name="P1"/>
          </table:table-cell>
          <table:table-cell table:style-name="표4.A2" office:value-type="string">
            <text:p text:style-name="P23">검정고시</text:p>
          </table:table-cell>
          <table:table-cell table:style-name="표4.A2" office:value-type="string">
            <text:p text:style-name="P1"/>
          </table:table-cell>
        </table:table-row>
      </table:table>
      <text:p text:style-name="P11"/>
      <text:p text:style-name="P11"/>
      <text:p text:style-name="P24">▣ 자격증</text:p>
      <table:table table:name="표5" table:style-name="표5">
        <table:table-column table:style-name="표5.A"/>
        <table:table-column table:style-name="표5.B"/>
        <table:table-column table:style-name="표5.C"/>
        <table:table-row table:style-name="표5.1">
          <table:table-cell table:style-name="표5.A1" office:value-type="string">
            <text:p text:style-name="P16">취득일</text:p>
          </table:table-cell>
          <table:table-cell table:style-name="표5.A1" office:value-type="string">
            <text:p text:style-name="P16">자격면허(급수/점수)</text:p>
          </table:table-cell>
          <table:table-cell table:style-name="표5.A1" office:value-type="string">
            <text:p text:style-name="P16">발급기관</text:p>
          </table:table-cell>
        </table:table-row>
        <table:table-row table:style-name="표5.1">
          <table:table-cell table:style-name="표5.A2" office:value-type="string">
            <text:p text:style-name="P1">0000.00</text:p>
          </table:table-cell>
          <table:table-cell table:style-name="표5.A2" office:value-type="string">
            <text:p text:style-name="P1"/>
          </table:table-cell>
          <table:table-cell table:style-name="표5.A2" office:value-type="string">
            <text:p text:style-name="P1"/>
          </table:table-cell>
        </table:table-row>
      </table:table>
      <text:p text:style-name="P11"/>
      <text:p text:style-name="P11"/>
      <text:p text:style-name="P10"><text:span text:style-name="T1">▣</text:span><text:span text:style-name="T2"> 사회경험</text:span></text:p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row table:style-name="표6.1">
          <table:table-cell table:style-name="표6.A1" office:value-type="string">
            <text:p text:style-name="P16">기간</text:p>
          </table:table-cell>
          <table:table-cell table:style-name="표6.A1" office:value-type="string">
            <text:p text:style-name="P16">회사명</text:p>
          </table:table-cell>
          <table:table-cell table:style-name="표6.A1" office:value-type="string">
            <text:p text:style-name="P16">직급/직책</text:p>
          </table:table-cell>
          <table:table-cell table:style-name="표6.A1" office:value-type="string">
            <text:p text:style-name="P16">주요 업무</text:p>
          </table:table-cell>
        </table:table-row>
        <table:table-row table:style-name="표6.1">
          <table:table-cell table:style-name="표6.A2" office:value-type="string">
            <text:p text:style-name="P1">0000.00 ~ 0000.00</text:p>
          </table:table-cell>
          <table:table-cell table:style-name="표6.A2" office:value-type="string">
            <text:p text:style-name="P23"/>
          </table:table-cell>
          <table:table-cell table:style-name="표6.A2" office:value-type="string">
            <text:p text:style-name="P1"/>
          </table:table-cell>
          <table:table-cell table:style-name="표6.A2" office:value-type="string">
            <text:p text:style-name="P1"/>
          </table:table-cell>
        </table:table-row>
        <table:table-row table:style-name="표6.1">
          <table:table-cell table:style-name="표6.A2" office:value-type="string">
            <text:p text:style-name="P1">0000.00 ~ 0000.00</text:p>
          </table:table-cell>
          <table:table-cell table:style-name="표6.A2" office:value-type="string">
            <text:p text:style-name="P1"/>
          </table:table-cell>
          <table:table-cell table:style-name="표6.A2" office:value-type="string">
            <text:p text:style-name="P1"/>
          </table:table-cell>
          <table:table-cell table:style-name="표6.A2" office:value-type="string">
            <text:p text:style-name="P1"/>
          </table:table-cell>
        </table:table-row>
      </table:table>
      <text:p text:style-name="P24">▣ 교육 수료사항</text:p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 table:style-name="표7.1">
          <table:table-cell table:style-name="표7.A1" office:value-type="string">
            <text:p text:style-name="P16">기간</text:p>
          </table:table-cell>
          <table:table-cell table:style-name="표7.A1" office:value-type="string">
            <text:p text:style-name="P16">훈련기관</text:p>
          </table:table-cell>
          <table:table-cell table:style-name="표7.A1" office:value-type="string">
            <text:p text:style-name="P16">훈련과정</text:p>
          </table:table-cell>
          <table:table-cell table:style-name="표7.A1" office:value-type="string">
            <text:p text:style-name="P16">출석률</text:p>
          </table:table-cell>
        </table:table-row>
        <table:table-row table:style-name="표7.1">
          <table:table-cell table:style-name="표7.A2" office:value-type="string">
            <text:p text:style-name="P1">2024. 01. 11 </text:p>
            <text:p text:style-name="P1">~ </text:p>
            <text:p text:style-name="P1">2024. 06. 26</text:p>
          </table:table-cell>
          <table:table-cell table:style-name="표7.A2" office:value-type="string">
            <text:p text:style-name="P1">KH 정보교육원</text:p>
          </table:table-cell>
          <table:table-cell table:style-name="표7.A2" office:value-type="string">
            <text:p text:style-name="P1">(디지털컨버전스)공공데이터 융합 자바개발자 양성과정A1_1회차</text:p>
          </table:table-cell>
          <table:table-cell table:style-name="표7.A2" office:value-type="string">
            <text:p text:style-name="P1">%</text:p>
          </table:table-cell>
        </table:table-row>
        <table:table-row table:style-name="표7.3">
          <table:table-cell table:style-name="표7.A1" table:number-rows-spanned="8" office:value-type="string">
            <text:p text:style-name="P16">활용가능기술</text:p>
          </table:table-cell>
          <table:table-cell table:style-name="표7.A1" office:value-type="string">
            <text:p text:style-name="P16">구분</text:p>
          </table:table-cell>
          <table:table-cell table:style-name="표7.A1" table:number-columns-spanned="2" office:value-type="string">
            <text:p text:style-name="P16">상세 skill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Front-end</text:p>
          </table:table-cell>
          <table:table-cell table:style-name="표7.A2" table:number-columns-spanned="2" office:value-type="string">
            <text:p text:style-name="P1">JavaScript, jQuery, HTML5, CSS3, Ajax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Back-end</text:p>
          </table:table-cell>
          <table:table-cell table:style-name="표7.A2" table:number-columns-spanned="2" office:value-type="string">
            <text:p text:style-name="P1">Java, JSP&amp;Servlet, MyBatis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framework/Library</text:p>
          </table:table-cell>
          <table:table-cell table:style-name="표7.A2" table:number-columns-spanned="2" office:value-type="string">
            <text:p text:style-name="P1">Spring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DB</text:p>
          </table:table-cell>
          <table:table-cell table:style-name="표7.A2" table:number-columns-spanned="2" office:value-type="string">
            <text:p text:style-name="P1">Oracle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Tool</text:p>
          </table:table-cell>
          <table:table-cell table:style-name="표7.A2" table:number-columns-spanned="2" office:value-type="string">
            <text:p text:style-name="P1">Eclipse, Visual studio Code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Environment</text:p>
          </table:table-cell>
          <table:table-cell table:style-name="표7.A2" table:number-columns-spanned="2" office:value-type="string">
            <text:p text:style-name="P1">Window 10, Tomcat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Collaboration</text:p>
          </table:table-cell>
          <table:table-cell table:style-name="표7.A2" table:number-columns-spanned="2" office:value-type="string">
            <text:p text:style-name="P1">GitHub</text:p>
          </table:table-cell>
          <table:covered-table-cell/>
        </table:table-row>
      </table:table>
      <text:p text:style-name="P5"/>
      <text:p text:style-name="P12"/>
      <text:p text:style-name="P2">위의 모든 기재사항은 사실과 다름없을 확인합니다. </text:p>
      <text:p text:style-name="P2"><text:bookmark text:name="Bookmark1"/>작성자: <text:s/>OOO</text:p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자 <text:s/>기 <text:s/>소 <text:s/>개 <text:s/>서</text:p>
      <table:table table:name="표8" table:style-name="표8">
        <table:table-column table:style-name="표8.A"/>
        <table:table-row table:style-name="표8.1">
          <table:table-cell table:style-name="표8.A1" office:value-type="string">
            <text:p text:style-name="P15">해당 분야에 지원한 본인만의 강점 또는 장점에 대해 작성해 주세요. </text:p>
          </table:table-cell>
        </table:table-row>
        <table:table-row table:style-name="표8.2">
          <table:table-cell table:style-name="표8.A2" office:value-type="string">
            <text:p text:style-name="Standard"/>
          </table:table-cell>
        </table:table-row>
        <table:table-row table:style-name="표8.3">
          <table:table-cell table:style-name="표8.A1" office:value-type="string">
            <text:p text:style-name="P15">해당 분야에 지원하기 위해 어떤 지식/기술을 습득하였으며, 어떻게 노력하였는지 작성해 주세요.</text:p>
            <text:p text:style-name="P15">(학교, 학원, 개인학습, 프로젝트 경험 및 문제 해결 노력 등) </text:p>
          </table:table-cell>
        </table:table-row>
        <text:soft-page-break/>
        <table:table-row table:style-name="표8.2">
          <table:table-cell table:style-name="표8.A2" office:value-type="string">
            <text:p text:style-name="Standard">2차 때 작성</text:p>
          </table:table-cell>
        </table:table-row>
        <table:table-row table:style-name="표8.3">
          <table:table-cell table:style-name="표8.A1" office:value-type="string">
            <text:p text:style-name="P15">지원동기 및 취업 후 이루고 싶은 본인만의 목표(포부)에 대해 작성해 주세요. </text:p>
          </table:table-cell>
        </table:table-row>
        <table:table-row table:style-name="표8.2">
          <table:table-cell table:style-name="표8.A2" office:value-type="string">
            <text:p text:style-name="Standard">2차 때 작성</text:p>
          </table:table-cell>
        </table:table-row>
      </table:table>
      <text:p text:style-name="P20">프 로 젝 트</text:p>
      <text:p text:style-name="P6"/>
      <table:table table:name="표10" table:style-name="표10">
        <table:table-column table:style-name="표10.A"/>
        <table:table-column table:style-name="표10.B"/>
        <table:table-row table:style-name="표10.1">
          <table:table-cell table:style-name="표10.A1" office:value-type="string">
            <text:p text:style-name="P16">항목</text:p>
          </table:table-cell>
          <table:table-cell table:style-name="표10.A1" office:value-type="string">
            <text:p text:style-name="P16">주요내용</text:p>
          </table:table-cell>
        </table:table-row>
        <table:table-row table:style-name="표10.2">
          <table:table-cell table:style-name="표10.A2" office:value-type="string">
            <text:p text:style-name="P2">프로젝트 명</text:p>
          </table:table-cell>
          <table:table-cell table:style-name="표10.A2" office:value-type="string">
            <text:p text:style-name="P3"/>
          </table:table-cell>
        </table:table-row>
        <table:table-row table:style-name="표10.3">
          <table:table-cell table:style-name="표10.A2" office:value-type="string">
            <text:p text:style-name="P2">수행기간</text:p>
          </table:table-cell>
          <table:table-cell table:style-name="표10.A2" office:value-type="string">
            <text:p text:style-name="P4">0000.00.00 ~ 0000.00.00</text:p>
          </table:table-cell>
        </table:table-row>
        <table:table-row table:style-name="표10.4">
          <table:table-cell table:style-name="표10.A2" office:value-type="string">
            <text:p text:style-name="P2">개발 목표</text:p>
          </table:table-cell>
          <table:table-cell table:style-name="표10.A2" office:value-type="string">
            <text:p text:style-name="P7"/>
          </table:table-cell>
        </table:table-row>
        <text:soft-page-break/>
        <table:table-row table:style-name="표10.5">
          <table:table-cell table:style-name="표10.A2" office:value-type="string">
            <text:p text:style-name="P2">사용기술 </text:p>
            <text:p text:style-name="P2">및</text:p>
            <text:p text:style-name="P2">개발환경 </text:p>
          </table:table-cell>
          <table:table-cell table:style-name="표10.A2" office:value-type="string">
            <table:table table:name="표9" table:style-name="표9">
              <table:table-column table:style-name="표9.A"/>
              <table:table-column table:style-name="표9.B"/>
              <table:table-row table:style-name="표9.1">
                <table:table-cell table:style-name="표9.A1" office:value-type="string">
                  <text:p text:style-name="P19">운영체제</text:p>
                </table:table-cell>
                <table:table-cell table:style-name="표9.A1" office:value-type="string">
                  <text:p text:style-name="P3">:</text:p>
                </table:table-cell>
              </table:table-row>
              <table:table-row table:style-name="표9.1">
                <table:table-cell table:style-name="표9.A1" office:value-type="string">
                  <text:p text:style-name="P19">사용언어</text:p>
                </table:table-cell>
                <table:table-cell table:style-name="표9.A1" office:value-type="string">
                  <text:p text:style-name="P3">:</text:p>
                </table:table-cell>
              </table:table-row>
              <table:table-row table:style-name="표9.1">
                <table:table-cell table:style-name="표9.A1" office:value-type="string">
                  <text:p text:style-name="P19">FrameWork/ Library</text:p>
                </table:table-cell>
                <table:table-cell table:style-name="표9.A1" office:value-type="string">
                  <text:p text:style-name="P3">:</text:p>
                </table:table-cell>
              </table:table-row>
              <table:table-row table:style-name="표9.1">
                <table:table-cell table:style-name="표9.A1" office:value-type="string">
                  <text:p text:style-name="P19">DB</text:p>
                </table:table-cell>
                <table:table-cell table:style-name="표9.A1" office:value-type="string">
                  <text:p text:style-name="P3">:</text:p>
                </table:table-cell>
              </table:table-row>
              <table:table-row table:style-name="표9.1">
                <table:table-cell table:style-name="표9.A1" office:value-type="string">
                  <text:p text:style-name="P19">Tool</text:p>
                </table:table-cell>
                <table:table-cell table:style-name="표9.A1" office:value-type="string">
                  <text:p text:style-name="P3">:</text:p>
                </table:table-cell>
              </table:table-row>
              <table:table-row table:style-name="표9.1">
                <table:table-cell table:style-name="표9.A1" office:value-type="string">
                  <text:p text:style-name="P19">WAS</text:p>
                </table:table-cell>
                <table:table-cell table:style-name="표9.A1" office:value-type="string">
                  <text:p text:style-name="P3">:</text:p>
                </table:table-cell>
              </table:table-row>
              <table:table-row table:style-name="표9.1">
                <table:table-cell table:style-name="표9.A1" office:value-type="string">
                  <text:p text:style-name="P19">Collaboration</text:p>
                </table:table-cell>
                <table:table-cell table:style-name="표9.A1" office:value-type="string">
                  <text:p text:style-name="P3">:</text:p>
                </table:table-cell>
              </table:table-row>
            </table:table>
            <text:p text:style-name="P3"/>
          </table:table-cell>
        </table:table-row>
        <table:table-row table:style-name="표10.6">
          <table:table-cell table:style-name="표10.A2" office:value-type="string">
            <text:p text:style-name="P2">구현기능</text:p>
          </table:table-cell>
          <table:table-cell table:style-name="표10.A2" office:value-type="string">
            <text:p text:style-name="P8"/>
          </table:table-cell>
        </table:table-row>
        <table:table-row table:style-name="표10.7">
          <table:table-cell table:style-name="표10.A2" office:value-type="string">
            <text:p text:style-name="P2">담당 역할</text:p>
          </table:table-cell>
          <table:table-cell table:style-name="표10.A2" office:value-type="string">
            <text:p text:style-name="P3"/>
          </table:table-cell>
        </table:table-row>
        <table:table-row table:style-name="표10.8">
          <table:table-cell table:style-name="표10.A2" office:value-type="string">
            <text:p text:style-name="P2">프로젝트 </text:p>
            <text:p text:style-name="P2">참여소감</text:p>
          </table:table-cell>
          <table:table-cell table:style-name="표10.A2" office:value-type="string">
            <text:p text:style-name="Standard"/>
          </table:table-cell>
        </table:table-row>
      </table:table>
      <text:p text:style-name="P20">상 세 구 현 내 용 </text:p>
      <table:table table:name="표11" table:style-name="표11">
        <table:table-column table:style-name="표11.A"/>
        <table:table-row table:style-name="표11.1">
          <table:table-cell table:style-name="표11.A1" office:value-type="string">
            <text:p text:style-name="P16">화면설명</text:p>
          </table:table-cell>
        </table:table-row>
        <table:table-row table:style-name="표11.2">
          <table:table-cell table:style-name="표11.A2" office:value-type="string">
            <text:p text:style-name="P2">이미지</text:p>
          </table:table-cell>
        </table:table-row>
        <text:soft-page-break/>
        <table:table-row table:style-name="표11.3">
          <table:table-cell table:style-name="표11.A2" office:value-type="string">
            <text:p text:style-name="P22">구현기능설명 </text:p>
            <text:p text:style-name="P9"/>
          </table:table-cell>
        </table:table-row>
        <table:table-row table:style-name="표11.4">
          <table:table-cell table:style-name="표11.A1" office:value-type="string">
            <text:p text:style-name="P16">화면설명</text:p>
          </table:table-cell>
        </table:table-row>
        <table:table-row table:style-name="표11.5">
          <table:table-cell table:style-name="표11.A5" office:value-type="string">
            <text:p text:style-name="P2">이미지</text:p>
          </table:table-cell>
        </table:table-row>
        <table:table-row table:style-name="표11.6">
          <table:table-cell table:style-name="표11.A5" office:value-type="string">
            <text:p text:style-name="P22">구현기능설명 </text:p>
            <text:p text:style-name="P9"/>
          </table:table-cell>
        </table:table-row>
        <table:table-row table:style-name="표11.4">
          <table:table-cell table:style-name="표11.A1" office:value-type="string">
            <text:p text:style-name="P16">화면설명</text:p>
          </table:table-cell>
        </table:table-row>
        <table:table-row table:style-name="표11.8">
          <table:table-cell table:style-name="표11.A5" office:value-type="string">
            <text:p text:style-name="P2">이미지</text:p>
          </table:table-cell>
        </table:table-row>
        <table:table-row table:style-name="표11.4">
          <table:table-cell table:style-name="표11.A5" office:value-type="string">
            <text:p text:style-name="P22">구현기능설명 </text:p>
            <text:p text:style-name="P9"/>
          </table:table-cell>
        </table:table-row>
      </table:table>
      <text:p text:style-name="P20">프 로 젝 트</text:p>
      <text:p text:style-name="P6"/>
      <table:table table:name="표13" table:style-name="표13">
        <table:table-column table:style-name="표13.A"/>
        <table:table-column table:style-name="표13.B"/>
        <table:table-row table:style-name="표13.1">
          <table:table-cell table:style-name="표13.A1" office:value-type="string">
            <text:p text:style-name="P16">항목</text:p>
          </table:table-cell>
          <table:table-cell table:style-name="표13.A1" office:value-type="string">
            <text:p text:style-name="P16">주요내용</text:p>
          </table:table-cell>
        </table:table-row>
        <table:table-row table:style-name="표13.2">
          <table:table-cell table:style-name="표13.A2" office:value-type="string">
            <text:p text:style-name="P2">프로젝트 명</text:p>
          </table:table-cell>
          <table:table-cell table:style-name="표13.A2" office:value-type="string">
            <text:p text:style-name="P3"/>
          </table:table-cell>
        </table:table-row>
        <table:table-row table:style-name="표13.3">
          <table:table-cell table:style-name="표13.A2" office:value-type="string">
            <text:p text:style-name="P2">수행기간</text:p>
          </table:table-cell>
          <table:table-cell table:style-name="표13.A2" office:value-type="string">
            <text:p text:style-name="P4">0000.00.00 ~ 0000.00.00</text:p>
          </table:table-cell>
        </table:table-row>
        <table:table-row table:style-name="표13.4">
          <table:table-cell table:style-name="표13.A2" office:value-type="string">
            <text:p text:style-name="P2">개발 목표</text:p>
          </table:table-cell>
          <table:table-cell table:style-name="표13.A2" office:value-type="string">
            <text:p text:style-name="P7"/>
          </table:table-cell>
        </table:table-row>
        <text:soft-page-break/>
        <table:table-row table:style-name="표13.5">
          <table:table-cell table:style-name="표13.A2" office:value-type="string">
            <text:p text:style-name="P2">사용기술 </text:p>
            <text:p text:style-name="P2">및</text:p>
            <text:p text:style-name="P2">개발환경 </text:p>
          </table:table-cell>
          <table:table-cell table:style-name="표13.A2" office:value-type="string">
            <table:table table:name="표12" table:style-name="표12">
              <table:table-column table:style-name="표12.A"/>
              <table:table-column table:style-name="표12.B"/>
              <table:table-row table:style-name="표12.1">
                <table:table-cell table:style-name="표12.A1" office:value-type="string">
                  <text:p text:style-name="P19">운영체제</text:p>
                </table:table-cell>
                <table:table-cell table:style-name="표12.A1" office:value-type="string">
                  <text:p text:style-name="P3">:</text:p>
                </table:table-cell>
              </table:table-row>
              <table:table-row table:style-name="표12.1">
                <table:table-cell table:style-name="표12.A1" office:value-type="string">
                  <text:p text:style-name="P19">사용언어</text:p>
                </table:table-cell>
                <table:table-cell table:style-name="표12.A1" office:value-type="string">
                  <text:p text:style-name="P3">:</text:p>
                </table:table-cell>
              </table:table-row>
              <table:table-row table:style-name="표12.1">
                <table:table-cell table:style-name="표12.A1" office:value-type="string">
                  <text:p text:style-name="P19">FrameWork/ Library</text:p>
                </table:table-cell>
                <table:table-cell table:style-name="표12.A1" office:value-type="string">
                  <text:p text:style-name="P3">:</text:p>
                </table:table-cell>
              </table:table-row>
              <table:table-row table:style-name="표12.1">
                <table:table-cell table:style-name="표12.A1" office:value-type="string">
                  <text:p text:style-name="P19">DB</text:p>
                </table:table-cell>
                <table:table-cell table:style-name="표12.A1" office:value-type="string">
                  <text:p text:style-name="P3">:</text:p>
                </table:table-cell>
              </table:table-row>
              <table:table-row table:style-name="표12.1">
                <table:table-cell table:style-name="표12.A1" office:value-type="string">
                  <text:p text:style-name="P19">Tool</text:p>
                </table:table-cell>
                <table:table-cell table:style-name="표12.A1" office:value-type="string">
                  <text:p text:style-name="P3">:</text:p>
                </table:table-cell>
              </table:table-row>
              <table:table-row table:style-name="표12.1">
                <table:table-cell table:style-name="표12.A1" office:value-type="string">
                  <text:p text:style-name="P19">WAS</text:p>
                </table:table-cell>
                <table:table-cell table:style-name="표12.A1" office:value-type="string">
                  <text:p text:style-name="P3">:</text:p>
                </table:table-cell>
              </table:table-row>
              <table:table-row table:style-name="표12.1">
                <table:table-cell table:style-name="표12.A1" office:value-type="string">
                  <text:p text:style-name="P19">Collaboration</text:p>
                </table:table-cell>
                <table:table-cell table:style-name="표12.A1" office:value-type="string">
                  <text:p text:style-name="P3">:</text:p>
                </table:table-cell>
              </table:table-row>
            </table:table>
            <text:p text:style-name="P3"/>
          </table:table-cell>
        </table:table-row>
        <table:table-row table:style-name="표13.6">
          <table:table-cell table:style-name="표13.A2" office:value-type="string">
            <text:p text:style-name="P2">구현기능</text:p>
          </table:table-cell>
          <table:table-cell table:style-name="표13.A2" office:value-type="string">
            <text:p text:style-name="P8"/>
          </table:table-cell>
        </table:table-row>
        <table:table-row table:style-name="표13.7">
          <table:table-cell table:style-name="표13.A2" office:value-type="string">
            <text:p text:style-name="P2">담당 역할</text:p>
          </table:table-cell>
          <table:table-cell table:style-name="표13.A2" office:value-type="string">
            <text:p text:style-name="P3"/>
          </table:table-cell>
        </table:table-row>
        <table:table-row table:style-name="표13.8">
          <table:table-cell table:style-name="표13.A2" office:value-type="string">
            <text:p text:style-name="P2">프로젝트 </text:p>
            <text:p text:style-name="P2">참여소감</text:p>
          </table:table-cell>
          <table:table-cell table:style-name="표13.A2" office:value-type="string">
            <text:p text:style-name="Standard"/>
          </table:table-cell>
        </table:table-row>
      </table:table>
      <text:p text:style-name="P20">상 세 구 현 내 용 </text:p>
      <table:table table:name="표14" table:style-name="표14">
        <table:table-column table:style-name="표14.A"/>
        <table:table-row table:style-name="표14.1">
          <table:table-cell table:style-name="표14.A1" office:value-type="string">
            <text:p text:style-name="P16">화면설명</text:p>
          </table:table-cell>
        </table:table-row>
        <table:table-row table:style-name="표14.2">
          <table:table-cell table:style-name="표14.A2" office:value-type="string">
            <text:p text:style-name="P2">이미지</text:p>
          </table:table-cell>
        </table:table-row>
        <text:soft-page-break/>
        <table:table-row table:style-name="표14.3">
          <table:table-cell table:style-name="표14.A2" office:value-type="string">
            <text:p text:style-name="P22">구현기능설명 </text:p>
            <text:p text:style-name="P9"/>
          </table:table-cell>
        </table:table-row>
        <table:table-row table:style-name="표14.4">
          <table:table-cell table:style-name="표14.A1" office:value-type="string">
            <text:p text:style-name="P16">화면설명</text:p>
          </table:table-cell>
        </table:table-row>
        <table:table-row table:style-name="표14.5">
          <table:table-cell table:style-name="표14.A5" office:value-type="string">
            <text:p text:style-name="P2">이미지</text:p>
          </table:table-cell>
        </table:table-row>
        <table:table-row table:style-name="표14.6">
          <table:table-cell table:style-name="표14.A5" office:value-type="string">
            <text:p text:style-name="P22">구현기능설명 </text:p>
            <text:p text:style-name="P9"/>
          </table:table-cell>
        </table:table-row>
        <table:table-row table:style-name="표14.4">
          <table:table-cell table:style-name="표14.A1" office:value-type="string">
            <text:p text:style-name="P16">화면설명</text:p>
          </table:table-cell>
        </table:table-row>
        <table:table-row table:style-name="표14.8">
          <table:table-cell table:style-name="표14.A5" office:value-type="string">
            <text:p text:style-name="P2">이미지</text:p>
          </table:table-cell>
        </table:table-row>
        <table:table-row table:style-name="표14.4">
          <table:table-cell table:style-name="표14.A5" office:value-type="string">
            <text:p text:style-name="P22">구현기능설명 </text:p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ko" style:country-asian="KR" style:font-size-complex="10pt" style:language-complex="ar" style:country-complex="SA"/>
    </style:default-style>
    <style:default-style style:family="paragraph">
      <style:paragraph-properties fo:text-align="justify" style:justify-single-word="false"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맑은 고딕" fo:font-size="10pt" fo:language="en" fo:country="US" style:font-name-asian="맑은 고딕1" style:font-size-asian="10pt" style:language-asian="ko" style:country-asian="KR" style:font-name-complex="맑은 고딕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padding="0cm" fo:border="none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바탕글" style:family="paragraph" style:parent-style-name="Standard" style:default-outline-level="" style:list-style-name="">
      <style:paragraph-properties fo:line-height="160%" fo:orphans="2" fo:widows="2"/>
      <style:text-properties fo:color="#000000" style:font-name="바탕" style:font-name-asian="바탕1" style:font-name-complex="굴림1"/>
    </style:style>
    <style:style style:name="MS바탕글" style:family="paragraph" style:parent-style-name="Standard" style:default-outline-level="" style:list-style-name="">
      <style:paragraph-properties fo:line-height="160%" fo:orphans="2" fo:widows="2"/>
      <style:text-properties fo:color="#000000" style:font-name-complex="굴림1"/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text-align="start" style:justify-single-word="false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맑은 고딕" fo:font-size="9pt" style:font-size-asian="9pt" style:font-size-complex="9pt"/>
    </style:style>
    <style:style style:name="Normal_20__28_Web_29_" style:display-name="Normal (Web)" style:family="paragraph" style:parent-style-name="Standard" style:default-outline-level="" style:list-style-name="">
      <style:paragraph-properties fo:text-align="start" style:justify-single-word="false" fo:orphans="2" fo:widows="2"/>
      <style:text-properties style:font-name="굴림" fo:font-size="12pt" style:font-name-asian="굴림1" style:font-size-asian="12pt" style:font-name-complex="굴림1" style:font-size-complex="12pt"/>
    </style:style>
    <style:style style:name="바탕글1" style:family="paragraph" style:parent-style-name="Standard" style:default-outline-level="" style:list-style-name="">
      <style:paragraph-properties fo:line-height="160%" fo:orphans="2" fo:widows="2"/>
      <style:text-properties fo:color="#000000" style:font-name="바탕" style:font-name-asian="바탕1" style:font-name-complex="굴림1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메모_20_텍스트_20_Char" style:display-name="메모 텍스트 Char" style:family="text" style:parent-style-name="Default_20_Paragraph_20_Font"/>
    <style:style style:name="메모_20_주제_20_Char" style:display-name="메모 주제 Char" style:family="text" style:parent-style-name="메모_20_텍스트_20_Char">
      <style:text-properties fo:font-weight="bold" style:font-weight-asian="bold" style:font-weight-complex="bold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-asian="맑은 고딕1"/>
    </style:style>
    <style:style style:name="ListLabel_20_3" style:display-name="ListLabel 3" style:family="text">
      <style:text-properties style:font-name-asian="맑은 고딕1" style:font-name-complex="맑은 고딕1"/>
    </style:style>
    <style:style style:name="ListLabel_20_4" style:display-name="ListLabel 4" style:family="text">
      <style:text-properties fo:font-size="9pt" style:font-name-asian="맑은 고딕1" style:font-size-asian="9pt" style:font-name-complex="맑은 고딕1"/>
    </style:style>
    <style:style style:name="ListLabel_20_5" style:display-name="ListLabel 5" style:family="text">
      <style:text-properties fo:font-size="9pt" fo:font-weight="normal" style:font-name-asian="맑은 고딕1" style:font-size-asian="9pt" style:font-weight-asian="normal" style:font-name-complex="맑은 고딕1"/>
    </style:style>
    <style:style style:name="ListLabel_20_6" style:display-name="ListLabel 6" style:family="text">
      <style:text-properties fo:font-weight="bold" style:font-name-asian="맑은 고딕1" style:font-weight-asian="bold" style:font-name-complex="바탕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-0.598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0.672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.942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21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4.48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75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022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292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9.5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 fo:text-align="center">
          <style:list-level-label-alignment text:label-followed-by="listtab" fo:text-indent="-0.706cm" fo:margin-left="0.7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</meta:initial-creator>
    <dc:creator>성혁 임</dc:creator>
    <meta:editing-cycles>49</meta:editing-cycles>
    <meta:print-date>2023-05-04T04:52:00</meta:print-date>
    <meta:creation-date>2023-03-08T06:19:00</meta:creation-date>
    <dc:date>2024-03-25T16:23:16.58</dc:date>
    <meta:editing-duration>PT11M5S</meta:editing-duration>
    <meta:generator>OpenOffice/4.1.7$Win32 OpenOffice.org_project/417m1$Build-9800</meta:generator>
    <meta:document-statistic meta:table-count="14" meta:image-count="0" meta:object-count="0" meta:page-count="7" meta:paragraph-count="161" meta:word-count="693" meta:character-count="12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